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d869" officeooo:paragraph-rsid="000cd869"/>
    </style:style>
    <style:style style:name="P2" style:family="paragraph" style:parent-style-name="Standard">
      <style:paragraph-properties fo:text-align="justify" style:justify-single-word="false"/>
      <style:text-properties officeooo:paragraph-rsid="000cd869"/>
    </style:style>
    <style:style style:name="P3" style:family="paragraph" style:parent-style-name="Standard">
      <style:paragraph-properties fo:text-align="justify" style:justify-single-word="false"/>
      <style:text-properties style:use-window-font-color="true" loext:opacity="0%" officeooo:rsid="000cd869" officeooo:paragraph-rsid="000cd869"/>
    </style:style>
    <style:style style:name="T1" style:family="text">
      <style:text-properties officeooo:rsid="000cd869"/>
    </style:style>
    <style:style style:name="T2" style:family="text">
      <style:text-properties fo:color="#008000" loext:opacity="100%"/>
    </style:style>
    <style:style style:name="T3" style:family="text">
      <style:text-properties fo:color="#c9211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Badge Agent = </text:span><text:span text:style-name="T2">1B4DBE53</text:span></text:p>
      <text:p text:style-name="P1">Station d’accueil = FD24DE4C</text:p>
      <text:p text:style-name="P1">Entrepôt = 838B87B1</text:p>
      <text:p text:style-name="P1">Toilettes = DBAF2854</text:p>
      <text:p text:style-name="P1">Couloir = SFDGH5451D → <text:span text:style-name="T3">défectueux</text:span></text:p>
      <text:p text:style-name="P3">Bureau = AB3C2554</text:p>
      <text:p text:style-name="P3">Cuisine = BBC92954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5T10:41:23.533000000</meta:creation-date>
    <dc:date>2021-05-25T10:44:45.453000000</dc:date>
    <meta:editing-duration>PT3M23S</meta:editing-duration>
    <meta:editing-cycles>1</meta:editing-cycles>
    <meta:document-statistic meta:table-count="0" meta:image-count="0" meta:object-count="0" meta:page-count="1" meta:paragraph-count="7" meta:word-count="25" meta:character-count="157" meta:non-whitespace-character-count="139"/>
    <meta:generator>LibreOffice/7.1.2.2$Windows_X86_64 LibreOffice_project/8a45595d069ef5570103caea1b71cc9d82b2aae4</meta:generator>
  </office:meta>
</office:document-meta>
</file>